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hartFlexRange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2">05/02/2007</text:date>, <text:time>09:1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02$Build-9115$CWS-chart2mst3</meta:generator>
    <meta:creation-date>2007-05-02T08:54:23</meta:creation-date>
    <dc:date>2007-05-02T09:12:18</dc:date>
    <dc:language>en-US</dc:language>
    <meta:editing-cycles>2</meta:editing-cycles>
    <meta:editing-duration>PT17M55S</meta:editing-duration>
    <meta:user-defined meta:name="Info 1"/>
    <meta:user-defined meta:name="Info 2"/>
    <meta:user-defined meta:name="Info 3"/>
    <meta:user-defined meta:name="Info 4"/>
    <meta:document-statistic meta:table-count="3" meta:cell-count="16"/>
  </office:meta>
</office:document-meta>
</file>